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469cm" fo:min-width="1.219cm"/>
      <style:paragraph-properties style:writing-mode="lr-tb"/>
    </style:style>
    <style:style style:name="gr2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556cm" fo:min-width="0cm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/>
    </style:style>
    <style:style style:name="gr4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1.111cm" fo:min-width="0cm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/>
    </style:style>
    <style:style style:name="gr6" style:family="graphic" style:parent-style-name="standard">
      <style:graphic-properties svg:stroke-width="0.081cm" svg:stroke-color="#ff5429" draw:marker-start-width="0.313cm" draw:marker-end-width="0.313cm" draw:fill="none" draw:textarea-horizontal-align="justify" draw:textarea-vertical-align="middle" draw:auto-grow-height="false" fo:min-height="9.219cm" fo:min-width="3.254cm" fo:padding-top="0.153cm" fo:padding-bottom="0.153cm" fo:padding-left="0.278cm" fo:padding-right="0.278cm"/>
    </style:style>
    <style:style style:name="gr7" style:family="graphic" style:parent-style-name="standard">
      <style:graphic-properties svg:stroke-width="0.081cm" svg:stroke-color="#3faf46" draw:marker-start-width="0.313cm" draw:marker-end-width="0.313cm" draw:fill="none" draw:textarea-horizontal-align="justify" draw:textarea-vertical-align="middle" draw:auto-grow-height="false" fo:min-height="9.219cm" fo:min-width="3.102cm" fo:padding-top="0.153cm" fo:padding-bottom="0.153cm" fo:padding-left="0.278cm" fo:padding-right="0.278cm"/>
    </style:style>
    <style:style style:name="gr8" style:family="graphic" style:parent-style-name="standard">
      <style:graphic-properties svg:stroke-width="0.081cm" svg:stroke-color="#3465a4" draw:marker-start-width="0.313cm" draw:marker-end-width="0.313cm" draw:fill="none" draw:fill-color="#ffffff" draw:textarea-horizontal-align="justify" draw:textarea-vertical-align="middle" draw:auto-grow-height="false" fo:min-height="9.219cm" fo:min-width="5.159cm" fo:padding-top="0.153cm" fo:padding-bottom="0.153cm" fo:padding-left="0.278cm" fo:padding-right="0.27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10" style:family="graphic" style:parent-style-name="standard">
      <style:graphic-properties svg:stroke-width="0.081cm" svg:stroke-color="#780373" draw:marker-start-width="0.313cm" draw:marker-end-width="0.313cm" draw:fill="none" draw:fill-color="#ffffff" draw:textarea-horizontal-align="justify" draw:textarea-vertical-align="middle" draw:auto-grow-height="false" fo:min-height="9.219cm" fo:min-width="4.27cm" fo:padding-top="0.153cm" fo:padding-bottom="0.153cm" fo:padding-left="0.278cm" fo:padding-right="0.278cm"/>
    </style:style>
    <style:style style:name="gr11" style:family="graphic" style:parent-style-name="standard">
      <style:graphic-properties svg:stroke-width="0.081cm" svg:stroke-color="#e8a202" draw:marker-start-width="0.313cm" draw:marker-end-width="0.313cm" draw:fill="none" draw:fill-color="#ffffff" draw:textarea-horizontal-align="justify" draw:textarea-vertical-align="middle" draw:auto-grow-height="false" fo:min-height="9.219cm" fo:min-width="3.277cm" fo:padding-top="0.153cm" fo:padding-bottom="0.153cm" fo:padding-left="0.278cm" fo:padding-right="0.278cm"/>
    </style:style>
    <style:style style:name="gr12" style:family="graphic" style:parent-style-name="standard">
      <style:graphic-properties draw:textarea-horizontal-align="justify" draw:textarea-vertical-align="middle" draw:auto-grow-height="false" fo:min-height="1.487cm" fo:min-width="1.071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text-position="0% 100%" fo:font-size="10pt" style:font-size-asian="10pt" style:font-size-complex="10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3" style:family="text">
      <style:text-properties style:text-position="-8% 58%" style:font-name="Liberation Sans2" fo:font-size="14pt" style:font-name-asian="Liberation Sans2" style:font-size-asian="14pt" style:font-name-complex="Liberation Sans2" style:font-size-complex="14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text-position="-8% 58%" fo:font-size="7pt" style:font-size-asian="7pt" style:font-size-complex="7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905cm" svg:height="1.905cm" svg:x="4.71cm" svg:y="4.575cm">
          <text:p text:style-name="P1"><text:span text:style-name="T1">c12a</text:span></text:p>
          <text:p text:style-name="P1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806cm" svg:x="6.415cm" svg:y="4.763cm">
          <draw:text-box>
            <text:p text:style-name="P2"><text:span text:style-name="T2">π</text:span><text:span text:style-name="T3">c12a</text:span></text:p>
          </draw:text-box>
        </draw:frame>
        <draw:custom-shape draw:style-name="gr1" draw:text-style-name="P1" xml:id="id1" draw:id="id1" draw:layer="layout" svg:width="1.905cm" svg:height="1.905cm" svg:x="8.52cm" svg:y="4.575cm">
          <text:p text:style-name="P1"><text:span text:style-name="T4">recursive</text:span><text:span text:style-name="T5">1</text:span></text:p>
          <text:p text:style-name="P4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6.615cm" svg:y1="5.527cm" svg:x2="8.52cm" svg:y2="5.527cm" draw:end-shape="id1" draw:end-glue-point="3" svg:d="M6615 5527h1905" svg:viewBox="0 0 1906 1">
          <text:p/>
        </draw:connector>
        <draw:frame draw:style-name="gr2" draw:text-style-name="P3" draw:layer="layout" svg:width="1.905cm" svg:height="0.806cm" svg:x="10.225cm" svg:y="4.963cm">
          <draw:text-box>
            <text:p text:style-name="P2"><text:span text:style-name="T2">π</text:span><text:span text:style-name="T3">rec1</text:span></text:p>
          </draw:text-box>
        </draw:frame>
        <draw:custom-shape draw:style-name="gr1" draw:text-style-name="P1" xml:id="id2" draw:id="id2" draw:layer="layout" svg:width="1.905cm" svg:height="1.905cm" svg:x="12.33cm" svg:y="5.845cm">
          <text:p text:style-name="P1"><text:span text:style-name="T4">recursive</text:span><text:span text:style-name="T5">2</text:span></text:p>
          <text:p text:style-name="P4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10.425cm" svg:y1="5.527cm" svg:x2="12.33cm" svg:y2="6.797cm" draw:end-shape="id2" draw:end-glue-point="3" svg:d="M10425 5527l1905 1270" svg:viewBox="0 0 1906 1271">
          <text:p/>
        </draw:connector>
        <draw:custom-shape draw:style-name="gr1" draw:text-style-name="P1" draw:layer="layout" svg:width="1.905cm" svg:height="1.905cm" svg:x="4.71cm" svg:y="7.115cm">
          <text:p text:style-name="P1"><text:span text:style-name="T1">c12a</text:span></text:p>
          <text:p text:style-name="P1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806cm" svg:x="6.315cm" svg:y="7.303cm">
          <draw:text-box>
            <text:p text:style-name="P2"><text:span text:style-name="T2">π</text:span><text:span text:style-name="T3">c12a</text:span></text:p>
          </draw:text-box>
        </draw:frame>
        <draw:custom-shape draw:style-name="gr1" draw:text-style-name="P1" xml:id="id3" draw:id="id3" draw:layer="layout" svg:width="1.905cm" svg:height="1.905cm" svg:x="8.52cm" svg:y="7.115cm">
          <text:p text:style-name="P1"><text:span text:style-name="T4">recursive</text:span><text:span text:style-name="T5">1</text:span></text:p>
          <text:p text:style-name="P4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6.615cm" svg:y1="8.067cm" svg:x2="8.52cm" svg:y2="8.067cm" draw:end-shape="id3" draw:end-glue-point="3" svg:d="M6615 8067h1905" svg:viewBox="0 0 1906 1">
          <text:p/>
        </draw:connector>
        <draw:frame draw:style-name="gr4" draw:text-style-name="P3" draw:layer="layout" svg:width="1.441cm" svg:height="1.361cm" svg:x="10.325cm" svg:y="6.378cm">
          <draw:text-box>
            <text:p text:style-name="P2"><text:span text:style-name="T2">π</text:span><text:span text:style-name="T3">rec1</text:span></text:p>
          </draw:text-box>
        </draw:frame>
        <draw:connector draw:style-name="gr3" draw:text-style-name="P5" draw:layer="layout" draw:type="line" svg:x1="10.425cm" svg:y1="8.067cm" svg:x2="12.33cm" svg:y2="6.797cm" draw:end-shape="id2" draw:end-glue-point="3" svg:d="M10425 8067l1905-1270" svg:viewBox="0 0 1906 1271">
          <text:p/>
        </draw:connector>
        <draw:custom-shape draw:style-name="gr1" draw:text-style-name="P1" draw:layer="layout" svg:width="1.905cm" svg:height="1.905cm" svg:x="4.71cm" svg:y="9.655cm">
          <text:p text:style-name="P1"><text:span text:style-name="T1">c12a</text:span></text:p>
          <text:p text:style-name="P1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806cm" svg:x="6.315cm" svg:y="9.843cm">
          <draw:text-box>
            <text:p text:style-name="P2"><text:span text:style-name="T2">π</text:span><text:span text:style-name="T3">c12a</text:span></text:p>
          </draw:text-box>
        </draw:frame>
        <draw:custom-shape draw:style-name="gr1" draw:text-style-name="P1" xml:id="id4" draw:id="id4" draw:layer="layout" svg:width="1.905cm" svg:height="1.905cm" svg:x="8.52cm" svg:y="9.655cm">
          <text:p text:style-name="P1"><text:span text:style-name="T4">recursive</text:span><text:span text:style-name="T5">1</text:span></text:p>
          <text:p text:style-name="P4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6.615cm" svg:y1="10.607cm" svg:x2="8.52cm" svg:y2="10.607cm" draw:end-shape="id4" draw:end-glue-point="3" svg:d="M6615 10607h1905" svg:viewBox="0 0 1906 1">
          <text:p/>
        </draw:connector>
        <draw:frame draw:style-name="gr2" draw:text-style-name="P3" draw:layer="layout" svg:width="1.905cm" svg:height="0.806cm" svg:x="11.695cm" svg:y="9.195cm">
          <draw:text-box>
            <text:p text:style-name="P2"><text:span text:style-name="T2">π</text:span><text:span text:style-name="T3">rec1</text:span></text:p>
          </draw:text-box>
        </draw:frame>
        <draw:connector draw:style-name="gr3" draw:text-style-name="P5" draw:layer="layout" draw:type="line" svg:x1="10.425cm" svg:y1="10.607cm" svg:x2="15.505cm" svg:y2="9.337cm" draw:end-shape="id5" draw:end-glue-point="3" svg:d="M10425 10607l5080-1270" svg:viewBox="0 0 5081 1271">
          <text:p/>
        </draw:connector>
        <draw:custom-shape draw:style-name="gr1" draw:text-style-name="P1" xml:id="id5" draw:id="id5" draw:layer="layout" svg:width="1.905cm" svg:height="1.905cm" svg:x="15.505cm" svg:y="8.385cm">
          <text:p text:style-name="P1"><text:span text:style-name="T4">recursive</text:span><text:span text:style-name="T5">2</text:span></text:p>
          <text:p text:style-name="P4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806cm" svg:x="17.41cm" svg:y="8.473cm">
          <draw:text-box>
            <text:p text:style-name="P2"><text:span text:style-name="T2">π</text:span><text:span text:style-name="T3">rec2</text:span></text:p>
          </draw:text-box>
        </draw:frame>
        <draw:connector draw:style-name="gr3" draw:text-style-name="P5" draw:layer="layout" draw:type="line" svg:x1="17.41cm" svg:y1="9.337cm" svg:x2="19.005cm" svg:y2="9.337cm" draw:end-shape="id6" draw:end-glue-point="3" svg:d="M17410 9337h1595" svg:viewBox="0 0 1596 1">
          <text:p/>
        </draw:connector>
        <draw:connector draw:style-name="gr5" draw:text-style-name="P5" draw:layer="layout" draw:type="line" svg:x1="14.235cm" svg:y1="6.797cm" svg:x2="15.505cm" svg:y2="9.337cm" draw:start-shape="id2" draw:start-glue-point="1" draw:end-shape="id5" draw:end-glue-point="3" svg:d="M14235 6797l1270 2540" svg:viewBox="0 0 1271 2541">
          <text:p/>
        </draw:connector>
        <draw:custom-shape draw:style-name="gr6" draw:text-style-name="P5" draw:layer="layout" svg:width="3.81cm" svg:height="9.525cm" svg:x="4.125cm" svg:y="2.7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658cm" svg:height="9.525cm" svg:x="8.108cm" svg:y="2.7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715cm" svg:height="9.525cm" svg:x="11.943cm" svg:y="2.705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547cm" svg:height="2.54cm" svg:x="11.943cm" svg:y="2.57cm">
          <draw:text-box>
            <text:p><text:span text:style-name="T6">Aggregation</text:span></text:p>
            <text:p><text:span text:style-name="T6">Stage</text:span></text:p>
            <text:p/>
          </draw:text-box>
        </draw:frame>
        <draw:frame draw:style-name="gr9" draw:text-style-name="P7" draw:layer="layout" svg:width="4.547cm" svg:height="2.54cm" svg:x="8.035cm" svg:y="2.565cm">
          <draw:text-box>
            <text:p><text:span text:style-name="T6">Normalization</text:span></text:p>
            <text:p><text:span text:style-name="T6">Stage</text:span></text:p>
            <text:p/>
          </draw:text-box>
        </draw:frame>
        <draw:frame draw:style-name="gr9" draw:text-style-name="P7" draw:layer="layout" svg:width="4.547cm" svg:height="2.54cm" svg:x="4.073cm" svg:y="2.565cm">
          <draw:text-box>
            <text:p><text:span text:style-name="T6">Compression</text:span></text:p>
            <text:p><text:span text:style-name="T6">Stage</text:span></text:p>
            <text:p/>
          </draw:text-box>
        </draw:frame>
        <draw:custom-shape draw:style-name="gr10" draw:text-style-name="P6" draw:layer="layout" svg:width="4.826cm" svg:height="9.525cm" svg:x="17.843cm" svg:y="2.7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4.547cm" svg:height="2.54cm" svg:x="17.843cm" svg:y="2.59cm">
          <draw:text-box>
            <text:p><text:span text:style-name="T6">Final</text:span></text:p>
            <text:p><text:span text:style-name="T6">Stage</text:span></text:p>
            <text:p/>
          </draw:text-box>
        </draw:frame>
        <draw:custom-shape draw:style-name="gr1" draw:text-style-name="P1" xml:id="id6" draw:id="id6" draw:layer="layout" svg:width="1.905cm" svg:height="1.905cm" svg:x="19.005cm" svg:y="8.385cm">
          <text:p text:style-name="P1"><text:span text:style-name="T4">recursive</text:span><text:span text:style-name="T5">f</text:span></text:p>
          <text:p text:style-name="P4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806cm" svg:x="20.804cm" svg:y="8.548cm">
          <draw:text-box>
            <text:p text:style-name="P2"><text:span text:style-name="T2">π</text:span><text:span text:style-name="T3">recf</text:span></text:p>
          </draw:text-box>
        </draw:frame>
        <draw:connector draw:style-name="gr3" draw:text-style-name="P5" draw:layer="layout" draw:type="line" svg:x1="20.91cm" svg:y1="9.337cm" svg:x2="23.399cm" svg:y2="9.357cm" draw:start-shape="id6" draw:start-glue-point="1" draw:end-shape="id7" draw:end-glue-point="3" svg:d="M20910 9337l2489 20" svg:viewBox="0 0 2490 21">
          <text:p/>
        </draw:connector>
        <draw:custom-shape draw:style-name="gr11" draw:text-style-name="P6" draw:layer="layout" svg:width="3.833cm" svg:height="9.525cm" svg:x="22.837cm" svg:y="2.7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4.547cm" svg:height="2.54cm" svg:x="22.837cm" svg:y="2.61cm">
          <draw:text-box>
            <text:p><text:span text:style-name="T6">SNARK</text:span></text:p>
            <text:p><text:span text:style-name="T6">Stage</text:span></text:p>
            <text:p/>
          </draw:text-box>
        </draw:frame>
        <draw:custom-shape draw:style-name="gr12" draw:text-style-name="P1" xml:id="id7" draw:id="id7" draw:layer="layout" svg:width="1.739cm" svg:height="1.905cm" svg:x="23.399cm" svg:y="8.405cm">
          <text:p text:style-name="P1"><text:span text:style-name="T7">Final</text:span></text:p>
          <text:p text:style-name="P4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0.806cm" svg:x="24.935cm" svg:y="8.568cm">
          <draw:text-box>
            <text:p text:style-name="P2"><text:span text:style-name="T2">π</text:span><text:span text:style-name="T3">groth16</text:span></text:p>
          </draw:text-box>
        </draw:frame>
        <draw:connector draw:style-name="gr3" draw:text-style-name="P5" draw:layer="layout" draw:type="line" svg:x1="25.138cm" svg:y1="9.357cm" svg:x2="27.275cm" svg:y2="9.345cm" draw:start-shape="id7" draw:start-glue-point="1" svg:d="M25138 9357l2137-12" svg:viewBox="0 0 2138 13">
          <text:p/>
        </draw:connector>
        <draw:frame draw:style-name="gr2" draw:text-style-name="P3" draw:layer="layout" svg:width="1.905cm" svg:height="0.806cm" svg:x="14.333cm" svg:y="7.243cm">
          <draw:text-box>
            <text:p text:style-name="P2"><text:span text:style-name="T2">π</text:span><text:span text:style-name="T3">rec2</text:span></text:p>
          </draw:text-box>
        </draw:frame>
        <draw:custom-shape draw:style-name="gr1" draw:text-style-name="P8" xml:id="id8" draw:id="id8" draw:layer="layout" svg:width="1.905cm" svg:height="1.905cm" svg:x="0.694cm" svg:y="4.575cm">
          <text:p text:style-name="P8"><text:span text:style-name="T8">zkEVMbatch</text:span></text:p>
          <text:p text:style-name="P8"><text:span text:style-name="T8">Pro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9" draw:layer="layout" svg:width="1.905cm" svg:height="0.806cm" svg:x="2.386cm" svg:y="4.764cm">
          <draw:text-box>
            <text:p text:style-name="P2"><text:span text:style-name="T2">π</text:span><text:span text:style-name="T3">batch</text:span></text:p>
          </draw:text-box>
        </draw:frame>
        <draw:connector draw:style-name="gr3" draw:text-style-name="P5" draw:layer="layout" draw:type="line" svg:x1="2.599cm" svg:y1="5.527cm" svg:x2="4.704cm" svg:y2="5.527cm" draw:start-shape="id8" draw:start-glue-point="1" svg:d="M2599 5527h2105" svg:viewBox="0 0 2106 1">
          <text:p/>
        </draw:connector>
        <draw:custom-shape draw:style-name="gr1" draw:text-style-name="P8" xml:id="id9" draw:id="id9" draw:layer="layout" svg:width="1.905cm" svg:height="1.905cm" svg:x="0.687cm" svg:y="7.075cm">
          <text:p text:style-name="P8"><text:span text:style-name="T8">zkEVMbatch</text:span></text:p>
          <text:p text:style-name="P8"><text:span text:style-name="T8">Pro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9" draw:layer="layout" svg:width="1.905cm" svg:height="0.806cm" svg:x="2.379cm" svg:y="7.264cm">
          <draw:text-box>
            <text:p text:style-name="P2"><text:span text:style-name="T2">π</text:span><text:span text:style-name="T3">batch</text:span></text:p>
          </draw:text-box>
        </draw:frame>
        <draw:connector draw:style-name="gr3" draw:text-style-name="P5" draw:layer="layout" draw:type="line" svg:x1="2.592cm" svg:y1="8.027cm" svg:x2="4.697cm" svg:y2="8.027cm" draw:start-shape="id9" draw:start-glue-point="1" svg:d="M2592 8027h2105" svg:viewBox="0 0 2106 1">
          <text:p/>
        </draw:connector>
        <draw:custom-shape draw:style-name="gr1" draw:text-style-name="P8" xml:id="id10" draw:id="id10" draw:layer="layout" svg:width="1.905cm" svg:height="1.905cm" svg:x="0.687cm" svg:y="9.675cm">
          <text:p text:style-name="P8"><text:span text:style-name="T8">zkEVMbatch</text:span></text:p>
          <text:p text:style-name="P8"><text:span text:style-name="T8">Pro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9" draw:layer="layout" svg:width="1.905cm" svg:height="0.806cm" svg:x="2.379cm" svg:y="9.864cm">
          <draw:text-box>
            <text:p text:style-name="P2"><text:span text:style-name="T2">π</text:span><text:span text:style-name="T3">batch</text:span></text:p>
          </draw:text-box>
        </draw:frame>
        <draw:connector draw:style-name="gr3" draw:text-style-name="P5" draw:layer="layout" draw:type="line" svg:x1="2.592cm" svg:y1="10.627cm" svg:x2="4.697cm" svg:y2="10.627cm" draw:start-shape="id10" draw:start-glue-point="1" svg:d="M2592 10627h2105" svg:viewBox="0 0 2106 1">
          <text:p/>
        </draw:connector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1H36M39S</meta:editing-duration>
    <meta:editing-cycles>22</meta:editing-cycles>
    <meta:generator>LibreOffice/7.3.7.2$Linux_X86_64 LibreOffice_project/30$Build-2</meta:generator>
    <dc:date>2023-02-10T16:16:51.455216364</dc:date>
    <meta:document-statistic meta:object-count="72"/>
  </office:meta>
</office:document-meta>
</file>